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977cm" table:align="left"/>
    </style:style>
    <style:style style:name="Tabla1.A" style:family="table-column">
      <style:table-column-properties style:column-width="4.233cm"/>
    </style:style>
    <style:style style:name="Tabla1.B" style:family="table-column">
      <style:table-column-properties style:column-width="12.744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0.126cm" table:align="left"/>
    </style:style>
    <style:style style:name="Tabla2.A" style:family="table-column">
      <style:table-column-properties style:column-width="2.983cm"/>
    </style:style>
    <style:style style:name="Tabla2.B" style:family="table-column">
      <style:table-column-properties style:column-width="2.79cm"/>
    </style:style>
    <style:style style:name="Tabla2.C" style:family="table-column">
      <style:table-column-properties style:column-width="4.353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style:vertical-align="middle" fo:padding="0.097cm" fo:border="0.002cm solid #000000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2pt" style:font-name-asian="DejaVu Sans" style:font-size-asian="12pt" style:font-name-complex="Lohit Hindi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name-asian="DejaVu Sans" style:font-size-asian="10pt" style:font-name-complex="Lohit Hindi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style:font-name-asian="DejaVu Sans" style:font-size-asian="10pt" style:font-name-complex="Lohit Hindi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text-underline-style="none" style:font-name-asian="DejaVu Sans" style:font-size-asian="10pt" style:font-name-complex="Lohit Hindi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24pt" style:font-name-asian="DejaVu Sans" style:font-size-asian="24pt" style:font-name-complex="Lohit Hindi" style:font-size-complex="24pt"/>
    </style:style>
    <style:style style:name="P6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36pt" style:font-size-asian="36pt" style:font-size-complex="36p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text-align="center" style:justify-single-word="false" fo:break-before="page"/>
      <style:text-properties fo:font-size="24pt" style:font-size-asian="24pt" style:font-size-complex="24pt"/>
    </style:style>
    <style:style style:name="P10" style:family="paragraph" style:parent-style-name="Text_20_body">
      <style:paragraph-properties fo:margin-top="0.3cm" fo:margin-bottom="0.3cm" fo:text-align="start" style:justify-single-word="false"/>
      <style:text-properties fo:font-size="24pt" style:font-size-asian="24pt" style:font-size-complex="24pt"/>
    </style:style>
    <style:style style:name="T1" style:family="text">
      <style:text-properties style:text-underline-style="none"/>
    </style:style>
    <style:style style:name="T2" style:family="text">
      <style:text-properties style:font-name="Arial" fo:font-size="12pt" style:text-underline-style="none" style:font-name-asian="DejaVu Sans" style:font-size-asian="12pt" style:font-name-complex="Lohit Hindi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/>
      <text:p text:style-name="P6"/>
      <text:p text:style-name="P6"/>
      <text:p text:style-name="P7">CASOS DE USO</text:p>
      <text:p text:style-name="P5"/>
      <text:p text:style-name="P5">Recibir Mercaderia de Proveedor</text:p>
      <text:p text:style-name="P6"/>
      <text:p text:style-name="P6"/>
      <text:p text:style-name="P6"/>
      <text:p text:style-name="P6"/>
      <text:p text:style-name="P6"/>
      <text:p text:style-name="P6"/>
      <text:p text:style-name="P10">Facultad:<text:tab/>UNQ</text:p>
      <text:p text:style-name="P10">Carrera:<text:tab/>TPI</text:p>
      <text:p text:style-name="P10">Profesor:<text:tab/>Paez, Nicolas</text:p>
      <text:p text:style-name="P10">Alumnos:<text:tab/>Marchionne, Cristian<text:line-break/>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1">Recibir Mercaderia de Proveedor</text:p>
          </table:table-cell>
        </table:table-row>
        <table:table-row>
          <table:table-cell table:style-name="Tabla1.A2" office:value-type="string">
            <text:p text:style-name="P1">Identificador</text:p>
          </table:table-cell>
          <table:table-cell table:style-name="Tabla1.B2" office:value-type="string">
            <text:p text:style-name="P1">CU1</text:p>
          </table:table-cell>
        </table:table-row>
        <table:table-row>
          <table:table-cell table:style-name="Tabla1.A2" office:value-type="string">
            <text:p text:style-name="P1">Actor Principal</text:p>
          </table:table-cell>
          <table:table-cell table:style-name="Tabla1.B2" office:value-type="string">
            <text:p text:style-name="P1">Empleado del comercio</text:p>
          </table:table-cell>
        </table:table-row>
        <table:table-row>
          <table:table-cell table:style-name="Tabla1.A2" office:value-type="string">
            <text:p text:style-name="P1">Actor Secundario</text:p>
          </table:table-cell>
          <table:table-cell table:style-name="Tabla1.B2" office:value-type="string">
            <text:p text:style-name="P1">Provedor del comercio, Supervisor de Empleado</text:p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B2" office:value-type="string">
            <text:p text:style-name="P1">El empleado recibe al proveedor.</text:p>
            <text:p text:style-name="P1">Debe poder registrar el/los productos que recibe detallando: nombre del proveedor, fecha de la operación y descripción de los productos con su correspondiente precio.</text:p>
            <text:p text:style-name="P1">Después le pedirá al Supervisor que confirme la tarea que realizo y se encargara de pagarle al proveedor.</text:p>
          </table:table-cell>
        </table:table-row>
        <table:table-row>
          <table:table-cell table:style-name="Tabla1.A2" office:value-type="string">
            <text:p text:style-name="P1">Pre Condiciones</text:p>
          </table:table-cell>
          <table:table-cell table:style-name="Tabla1.B2" office:value-type="string">
            <text:p text:style-name="P1">El empleado esta familiarizado con el sistema que utiliza el mercado. Él se encuentra registrado dentro del sistema (esto se realiza colocando el nombre de usuario y contraseña correspondiente a cada personal del negocio). Esto se realiza de la manera indicada en el CU5. Él se encuentra en la pantalla donde se realiza el ingreso de mercaderia.</text:p>
            <text:p text:style-name="P1">El proveedor se encuentra registrado en el sistema(esto se realiza de la manera indicada en el CU8).</text:p>
            <text:p text:style-name="P1">La mercaderia que se ingresa esta registrada en el sistema con las siguientes caracteristicas para el ingreso: 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2">Campo</text:p>
                </table:table-cell>
                <table:table-cell table:style-name="Tabla2.A1" office:value-type="string">
                  <text:p text:style-name="P2">Tipo</text:p>
                </table:table-cell>
                <table:table-cell table:style-name="Tabla2.C1" office:value-type="string">
                  <text:p text:style-name="P2">Longuitud</text:p>
                </table:table-cell>
              </table:table-row>
              <table:table-row>
                <table:table-cell table:style-name="Tabla2.A2" office:value-type="string">
                  <text:p text:style-name="P3">Nombre</text:p>
                </table:table-cell>
                <table:table-cell table:style-name="Tabla2.A2" office:value-type="string">
                  <text:p text:style-name="P3">Cadena de Caracteres</text:p>
                </table:table-cell>
                <table:table-cell table:style-name="Tabla2.C2" office:value-type="string">
                  <text:p text:style-name="P3">50 caracteres</text:p>
                </table:table-cell>
              </table:table-row>
              <table:table-row>
                <table:table-cell table:style-name="Tabla2.A2" office:value-type="string">
                  <text:p text:style-name="P3">Descripcion</text:p>
                </table:table-cell>
                <table:table-cell table:style-name="Tabla2.A2" office:value-type="string">
                  <text:p text:style-name="P3">Cadena de Caracteres</text:p>
                </table:table-cell>
                <table:table-cell table:style-name="Tabla2.C2" office:value-type="string">
                  <text:p text:style-name="P3">100 caracteres</text:p>
                </table:table-cell>
              </table:table-row>
              <table:table-row>
                <table:table-cell table:style-name="Tabla2.A2" office:value-type="string">
                  <text:p text:style-name="P4">ID_Proveedor</text:p>
                </table:table-cell>
                <table:table-cell table:style-name="Tabla2.A2" office:value-type="string">
                  <text:p text:style-name="P4">Entero</text:p>
                </table:table-cell>
                <table:table-cell table:style-name="Tabla2.C2" office:value-type="string">
                  <text:p text:style-name="P3">10 digitos</text:p>
                </table:table-cell>
              </table:table-row>
              <table:table-row>
                <table:table-cell table:style-name="Tabla2.A2" office:value-type="string">
                  <text:p text:style-name="P3">Precio de Compra</text:p>
                </table:table-cell>
                <table:table-cell table:style-name="Tabla2.A2" office:value-type="string">
                  <text:p text:style-name="P3">Real</text:p>
                </table:table-cell>
                <table:table-cell table:style-name="Tabla2.C2" office:value-type="string">
                  <text:p text:style-name="P3">4 digitos para la unidad y <text:line-break/>2 para decimales </text:p>
                </table:table-cell>
              </table:table-row>
              <table:table-row>
                <table:table-cell table:style-name="Tabla2.A2" office:value-type="string">
                  <text:p text:style-name="P3">Stock</text:p>
                </table:table-cell>
                <table:table-cell table:style-name="Tabla2.A2" office:value-type="string">
                  <text:p text:style-name="P3">Entero Postivo</text:p>
                </table:table-cell>
                <table:table-cell table:style-name="Tabla2.C2" office:value-type="string">
                  <text:p text:style-name="P3">4 digitos</text:p>
                </table:table-cell>
              </table:table-row>
            </table:table>
            <text:p text:style-name="P1">Todos estos campos son obligatorios y se deben completar de forma valida (no nulos y sin espacios en blanco). El sistema verifica estas condiciones y la existencia del proveedor. Este ultimos es elegido dentro de todos los cargados previamente en el sistema. Para mas detalle sobre la mercaderia ver CU6 y CU7.</text:p>
          </table:table-cell>
        </table:table-row>
        <table:table-row>
          <table:table-cell table:style-name="Tabla1.A2" office:value-type="string">
            <text:p text:style-name="P1">Flujo de Eventos</text:p>
          </table:table-cell>
          <table:table-cell table:style-name="Tabla1.B2" office:value-type="string">
            <text:p text:style-name="P1">1 El empleado del comercio selecciona al Proveedor dentro de la lista de proveedores registrados en el sistema.</text:p>
            <text:p text:style-name="P1">2 El empleado carga uno por uno los productos que le entrega el proveedor detallando las caracteristicas nombradas anteriormente.</text:p>
            <text:p text:style-name="P1">3 El empleado llama (por telefono) a su supervisor para que confirme su tarea.</text:p>
            <text:p text:style-name="P1">4 El supervisor retira plata de la caja y le paga al proveedor.</text:p>
            <text:p text:style-name="P1">5 Para finalizar el registro de esta operación el sistema pide autorizacion del supervisor mediante una pantalla que validan los <text:soft-page-break/>datos del mismo(usuario y contraseña).</text:p>
            <text:p text:style-name="P1">5 El supervisor realiza esta confirmación.</text:p>
            <text:p text:style-name="P1">6 El sistema muestra una pantalla con el mensaje:<text:line-break/>“operación exitosa!” </text:p>
          </table:table-cell>
        </table:table-row>
        <table:table-row>
          <table:table-cell table:style-name="Tabla1.A2" office:value-type="string">
            <text:p text:style-name="P1">Post Condiciones</text:p>
          </table:table-cell>
          <table:table-cell table:style-name="Tabla1.B2" office:value-type="string">
            <text:p text:style-name="P1">Ninguna</text:p>
          </table:table-cell>
        </table:table-row>
        <table:table-row>
          <table:table-cell table:style-name="Tabla1.A2" office:value-type="string">
            <text:p text:style-name="P1">Autor</text:p>
          </table:table-cell>
          <table:table-cell table:style-name="Tabla1.B2" office:value-type="string">
            <text:p text:style-name="P1">Marchionne, Cristian</text:p>
          </table:table-cell>
        </table:table-row>
        <table:table-row>
          <table:table-cell table:style-name="Tabla1.A2" office:value-type="string">
            <text:p text:style-name="P1">Fecha</text:p>
          </table:table-cell>
          <table:table-cell table:style-name="Tabla1.B2" office:value-type="string">
            <text:p text:style-name="P1">19/09/2011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0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underline-style="none"/>
    </style:style>
    <style:style style:name="MT2" style:family="text">
      <style:text-properties style:font-name="Arial" fo:font-size="12pt" style:text-underline-style="none" style:font-name-asian="DejaVu Sans" style:font-size-asian="12pt" style:font-name-complex="Lohit Hindi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CU - </text:span><text:span text:style-name="MT2">Recibir Mercaderia de Proveedor</text:span><text:tab/><text:tab/><text:date style:data-style-name="N75" text:date-value="2011-09-19T19:11:41.98" text:fixed="true">19 de sep de 2011</text:date></text:p>
      </style:header>
      <style:footer>
        <text:p text:style-name="Footer">Marchionne<text:tab/><text:tab/><text:page-number text:select-page="current">3</text:page-number> - <text:page-count>3</text:page-count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1-09-15T04:24:51</meta:creation-date>
    <dc:date>2011-09-22T18:41:23</dc:date>
    <dc:creator>Cristian </dc:creator>
    <meta:editing-duration>PT3H24M31S</meta:editing-duration>
    <meta:editing-cycles>40</meta:editing-cycles>
    <meta:generator>LibreOffice/3.3$Linux LibreOffice_project/330m19$Build-301</meta:generator>
    <meta:document-statistic meta:table-count="2" meta:image-count="0" meta:object-count="0" meta:page-count="3" meta:paragraph-count="57" meta:word-count="400" meta:character-count="2501"/>
  </office:meta>
</office:document-meta>
</file>